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eae0f"/>
    </style:style>
    <style:style style:name="P2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paragraph-rsid="000eae0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marker-end="Fin_20_de_20_línea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3465a4" draw:marker-start-width="0.494cm" draw:marker-end-width="0.494cm" draw:fill="none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ff950e" draw:marker-start-width="0.494cm" draw:marker-end-width="0.494cm" draw:fill="none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Fin_20_de_20_línea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ellipse text:anchor-type="paragraph" draw:z-index="12" draw:style-name="gr2" draw:text-style-name="P3" svg:width="0.985cm" svg:height="0.944cm" svg:x="2.815cm" svg:y="0.577cm"><text:p/></draw:ellipse><draw:ellipse text:anchor-type="paragraph" draw:z-index="20" draw:style-name="gr2" draw:text-style-name="P3" svg:width="0.985cm" svg:height="0.944cm" svg:x="2.815cm" svg:y="0.577cm"><text:p/></draw:ellipse><draw:g text:anchor-type="paragraph" draw:z-index="25" draw:style-name="gr4"><svg:title>TexMaths</svg:title><svg:desc>12§display§x_1§svg§600§FALSE§</svg:desc><draw:polygon draw:style-name="gr5" draw:text-style-name="P4" svg:width="0.407cm" svg:height="0.244cm" svg:x="3.122cm" svg:y="0.943cm" svg:viewBox="0 0 408 245" draw:points="203,245 0,245 0,0 408,0 408,245"><text:p/></draw:polygon><draw:path draw:style-name="gr6" draw:text-style-name="P4" svg:width="0.21cm" svg:height="0.192cm" svg:x="3.134cm" svg:y="0.937cm" svg:viewBox="0 0 211 193" svg:d="M129 60c3-12 12-50 42-50 3 0 12 0 21 4-11 3-20 14-20 23 0 8 4 16 16 16 9 0 23-8 23-25 0-22-25-28-40-28-24 0-39 23-44 32-11-27-34-32-46-32-44 0-68 55-68 65 0 5 4 5 5 5 4 0 5-1 6-5 14-45 42-55 56-55 9 0 23 3 23 27 0 14-7 42-23 103-6 26-21 43-39 43-4 0-13 0-22-5 11-2 20-11 20-23s-9-15-16-15c-12 0-23 12-23 25 0 19 22 28 39 28 29 0 44-31 45-33 6 16 20 33 46 33 44 0 67-55 67-65 0-5-3-5-4-5-4 0-5 2-6 5-13 45-42 55-57 55-16 0-22-13-22-28 0-9 2-18 7-37z"><text:p/></draw:path><draw:path draw:style-name="gr6" draw:text-style-name="P4" svg:width="0.108cm" svg:height="0.196cm" svg:x="3.394cm" svg:y="0.993cm" svg:viewBox="0 0 109 197" svg:d="M67 8c0-8 0-8-8-8-20 19-47 19-59 19v11c7 0 26 0 43-8v151c0 10 0 14-30 14h-11v10c5 0 42-1 53-1 10 0 47 1 54 1v-10h-12c-30 0-30-4-30-14z"><text:p/></draw:path></draw:g><draw:g text:anchor-type="paragraph" draw:z-index="30" draw:style-name="gr4"><svg:title>TexMaths</svg:title><svg:desc>14§display§W_1§svg§600§FALSE§</svg:desc><draw:polygon draw:style-name="gr5" draw:text-style-name="P4" svg:width="0.659cm" svg:height="0.41cm" svg:x="4.525cm" svg:y="0.262cm" svg:viewBox="0 0 660 411" draw:points="331,411 0,411 0,0 660,0 660,411"><text:p/></draw:polygon><draw:path draw:style-name="gr6" draw:text-style-name="P4" svg:width="0.489cm" svg:height="0.348cm" svg:x="4.55cm" svg:y="0.258cm" svg:viewBox="0 0 490 349" svg:d="M426 57c12-22 24-39 54-42 5 0 10 0 10-9 0-3-1-6-5-6-13 0-27 1-38 1-17 0-35-1-52-1-3 0-10 0-10 10 0 5 4 5 9 5 11 0 28 5 28 20 0 6-2 8-6 15l-133 234-18-245c-2-11-2-24 33-24 9 0 14 0 14-9 0-6-5-6-8-6-20 0-39 1-60 1-11 0-39-1-52-1-3 0-9 0-9 10 0 5 5 5 12 5 22 0 25 3 26 13l3 38-125 218-19-250c0-7 0-19 38-19 5 0 11 0 11-9 0-6-7-6-7-6-20 0-41 1-62 1-17 0-35-1-52-1-1 0-8 0-8 10 0 5 4 5 13 5 23 0 25 5 25 19l22 302c2 9 2 13 9 13 5 0 7-3 11-11l146-253 18 251c1 10 3 13 8 13 6 0 9-6 11-10z"><text:p/></draw:path><draw:path draw:style-name="gr6" draw:text-style-name="P4" svg:width="0.126cm" svg:height="0.229cm" svg:x="5.026cm" svg:y="0.441cm" svg:viewBox="0 0 127 230" svg:d="M78 10c0-10 0-10-9-10-23 22-55 22-69 22v13c8 0 31 0 50-10v177c0 11 0 15-35 15h-12v13c5 0 49-2 61-2s55 2 63 2v-13h-14c-35 0-35-4-35-15z"><text:p/></draw:path></draw:g><draw:g text:anchor-type="paragraph" draw:z-index="31" draw:style-name="gr4"><svg:title>TexMaths</svg:title><svg:desc>14§display§W_2§svg§600§FALSE§</svg:desc><draw:polygon draw:style-name="gr5" draw:text-style-name="P4" svg:width="0.665cm" svg:height="0.414cm" svg:x="7.826cm" svg:y="0.678cm" svg:viewBox="0 0 666 415" draw:points="334,415 0,415 0,0 666,0 666,415"><text:p/></draw:polygon><draw:path draw:style-name="gr6" draw:text-style-name="P4" svg:width="0.493cm" svg:height="0.351cm" svg:x="7.851cm" svg:y="0.674cm" svg:viewBox="0 0 494 352" svg:d="M429 57c12-22 25-39 55-42 5 0 10 0 10-9 0-3-1-6-5-6-13 0-27 1-38 1-18 0-36-1-53-1-3 0-10 0-10 10 0 5 4 5 9 5 11 0 28 5 28 20 0 6-2 8-6 15l-133 236-18-247c-2-11-2-24 33-24 9 0 14 0 14-9 0-6-5-6-8-6-20 0-39 1-60 1-11 0-39-1-52-1-3 0-10 0-10 10 0 5 5 5 13 5 22 0 25 3 26 13l3 38-128 220-19-252c0-7 0-19 38-19 5 0 11 0 11-9 0-6-7-6-7-6-20 0-41 1-62 1-17 0-35-1-52-1-1 0-8 0-8 10 0 5 4 5 13 5 23 0 25 5 25 19l22 305c2 9 2 13 9 13 5 0 7-3 11-11l149-256 18 254c1 10 3 13 8 13 6 0 9-6 11-10z"><text:p/></draw:path><draw:path draw:style-name="gr6" draw:text-style-name="P4" svg:width="0.154cm" svg:height="0.231cm" svg:x="8.315cm" svg:y="0.857cm" svg:viewBox="0 0 155 232" svg:d="M155 169h-14c0 8-4 28-8 32-3 1-29 1-35 1h-63c36-32 48-43 69-58 26-21 51-43 51-77 0-42-39-67-82-67-44 0-73 31-73 62 0 18 15 19 18 19 9 0 18-5 18-18 0-6-1-18-19-18 10-25 33-32 50-32 35 0 53 26 53 54 0 31-22 56-33 69l-84 83c-3 3-3 3-3 13h143z"><text:p/></draw:path></draw:g><draw:ellipse text:anchor-type="paragraph" draw:z-index="51" draw:style-name="gr3" draw:text-style-name="P3" svg:width="0.985cm" svg:height="0.944cm" svg:x="8.816cm" svg:y="1.603cm"><text:p/></draw:ellipse><draw:ellipse text:anchor-type="paragraph" draw:z-index="52" draw:style-name="gr3" draw:text-style-name="P3" svg:width="0.985cm" svg:height="0.944cm" svg:x="11.816cm" svg:y="2.604cm"><text:p/></draw:ellipse><draw:ellipse text:anchor-type="paragraph" draw:z-index="53" draw:style-name="gr3" draw:text-style-name="P3" svg:width="0.985cm" svg:height="0.944cm" svg:x="8.816cm" svg:y="3.604cm"><text:p/></draw:ellipse><draw:ellipse text:anchor-type="paragraph" draw:z-index="54" draw:style-name="gr3" draw:text-style-name="P3" svg:width="0.985cm" svg:height="0.944cm" svg:x="8.816cm" svg:y="3.604cm"><text:p/></draw:ellipse><draw:g text:anchor-type="paragraph" draw:z-index="55" draw:style-name="gr4"><svg:title>TexMaths</svg:title><svg:desc>12§display§h_1§svg§600§FALSE§</svg:desc><draw:polygon draw:style-name="gr5" draw:text-style-name="P4" svg:width="0.408cm" svg:height="0.356cm" svg:x="9.096cm" svg:y="1.889cm" svg:viewBox="0 0 409 357" draw:points="204,357 0,357 0,0 409,0 409,357"><text:p/></draw:polygon><draw:path draw:style-name="gr6" draw:text-style-name="P4" svg:width="0.207cm" svg:height="0.298cm" svg:x="9.119cm" svg:y="1.884cm" svg:viewBox="0 0 208 299" svg:d="M98 5c0 0 0-5-6-5-9 0-41 4-51 5-4 0-8 0-8 8 0 5 4 5 10 5 20 0 22 2 22 7l-2 9-62 243c-1 6-1 8-1 10 0 10 8 12 12 12 7 0 14-5 16-11l8-32 9-39c3-9 5-19 8-28 1-3 3-16 4-18 2-5 15-28 29-40 10-7 22-14 41-14 18 0 22 14 22 28 0 23-16 70-26 95-3 11-6 16-6 24 0 19 16 35 35 35 39 0 56-62 56-66s-5-4-6-4c-3 0-3 2-6 8-6 22-20 52-43 52-7 0-11-4-11-14s5-20 9-30c6-18 25-68 25-92 0-28-17-46-48-46-28 0-47 13-63 32z"><text:p/></draw:path><draw:path draw:style-name="gr6" draw:text-style-name="P4" svg:width="0.108cm" svg:height="0.196cm" svg:x="9.369cm" svg:y="2.046cm" svg:viewBox="0 0 109 197" svg:d="M67 8c0-8 0-8-8-8-20 19-47 19-59 19v11c7 0 26 0 43-8v151c0 10 0 13-30 13h-11v11c5 0 42-1 53-1 10 0 47 1 54 1v-11h-12c-30 0-30-3-30-13z"><text:p/></draw:path></draw:g><draw:g text:anchor-type="paragraph" draw:z-index="56" draw:style-name="gr4"><svg:title>TexMaths</svg:title><svg:desc>12§display§h_2§svg§600§FALSE§</svg:desc><draw:polygon draw:style-name="gr5" draw:text-style-name="P4" svg:width="0.408cm" svg:height="0.356cm" svg:x="9.07cm" svg:y="3.885cm" svg:viewBox="0 0 409 357" draw:points="204,357 0,357 0,0 409,0 409,357"><text:p/></draw:polygon><draw:path draw:style-name="gr6" draw:text-style-name="P4" svg:width="0.207cm" svg:height="0.298cm" svg:x="9.095cm" svg:y="3.884cm" svg:viewBox="0 0 208 299" svg:d="M98 5c0 0 0-5-6-5-9 0-41 4-51 5-4 0-8 0-8 8 0 5 4 5 10 5 20 0 22 2 22 7l-2 9-62 243c-1 6-1 8-1 10 0 10 8 12 12 12 7 0 14-5 16-11l8-32 9-39c3-9 5-19 8-28 1-3 3-16 4-18 2-5 15-28 29-40 10-7 22-14 41-14 18 0 22 14 22 28 0 23-16 70-26 95-3 11-6 16-6 24 0 19 16 35 35 35 39 0 56-62 56-66s-5-4-6-4c-3 0-3 2-6 8-6 22-20 52-43 52-7 0-11-4-11-14s5-20 9-30c6-18 25-68 25-92 0-28-17-46-48-46-28 0-47 13-63 32z"><text:p/></draw:path><draw:path draw:style-name="gr6" draw:text-style-name="P4" svg:width="0.131cm" svg:height="0.196cm" svg:x="9.329cm" svg:y="4.046cm" svg:viewBox="0 0 132 197" svg:d="M132 143h-11c0 7-4 24-7 28-3 1-26 1-30 1h-54c31-28 41-36 58-49 23-18 44-37 44-65 0-36-33-58-70-58s-62 26-62 53c0 15 13 17 16 17 7 0 15-5 15-16 0-5-1-16-17-16 9-21 29-27 43-27 30 0 46 23 46 47 0 26-19 47-29 57l-72 71c-2 3-2 3-2 11h122z"><text:p/></draw:path></draw:g><draw:g text:anchor-type="paragraph" draw:z-index="59" draw:style-name="gr4"><svg:title>TexMaths</svg:title><svg:desc>12§display§b§svg§600§FALSE§</svg:desc><draw:polygon draw:style-name="gr5" draw:text-style-name="P4" svg:width="0.18cm" svg:height="0.293cm" svg:x="9.212cm" svg:y="5.922cm" svg:viewBox="0 0 181 294" draw:points="91,294 0,294 0,0 181,0 181,294"><text:p/></draw:polygon><draw:path draw:style-name="gr6" draw:text-style-name="P4" svg:width="0.155cm" svg:height="0.299cm" svg:x="9.231cm" svg:y="5.92cm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draw:ellipse text:anchor-type="paragraph" draw:z-index="57" draw:style-name="gr3" draw:text-style-name="P3" svg:width="0.985cm" svg:height="0.944cm" svg:x="8.816cm" svg:y="5.604cm"><text:p/></draw:ellipse><draw:ellipse text:anchor-type="paragraph" draw:z-index="58" draw:style-name="gr3" draw:text-style-name="P3" svg:width="0.985cm" svg:height="0.944cm" svg:x="8.816cm" svg:y="5.604cm"><text:p/></draw:ellipse><text:line-break/></text:p>
      <text:p text:style-name="P1"><draw:ellipse text:anchor-type="paragraph" draw:z-index="14" draw:style-name="gr2" draw:text-style-name="P3" svg:width="0.985cm" svg:height="0.944cm" svg:x="2.815cm" svg:y="1.603cm"><text:p/></draw:ellipse><draw:ellipse text:anchor-type="paragraph" draw:z-index="15" draw:style-name="gr2" draw:text-style-name="P3" svg:width="0.985cm" svg:height="0.944cm" svg:x="2.815cm" svg:y="1.603cm"><text:p/></draw:ellipse><draw:ellipse text:anchor-type="paragraph" draw:z-index="16" draw:style-name="gr2" draw:text-style-name="P3" svg:width="0.985cm" svg:height="0.944cm" svg:x="2.815cm" svg:y="3.604cm"><text:p/></draw:ellipse><draw:ellipse text:anchor-type="paragraph" draw:z-index="17" draw:style-name="gr2" draw:text-style-name="P3" svg:width="0.985cm" svg:height="0.944cm" svg:x="2.815cm" svg:y="3.604cm"><text:p/></draw:ellipse><draw:ellipse text:anchor-type="paragraph" draw:z-index="18" draw:style-name="gr2" draw:text-style-name="P3" svg:width="0.985cm" svg:height="0.944cm" svg:x="2.815cm" svg:y="5.604cm"><text:p/></draw:ellipse><draw:ellipse text:anchor-type="paragraph" draw:z-index="19" draw:style-name="gr2" draw:text-style-name="P3" svg:width="0.985cm" svg:height="0.944cm" svg:x="2.815cm" svg:y="5.604cm"><text:p/></draw:ellipse><draw:ellipse text:anchor-type="paragraph" draw:z-index="13" draw:style-name="gr3" draw:text-style-name="P3" svg:width="0.985cm" svg:height="0.944cm" svg:x="5.816cm" svg:y="-0.397cm"><text:p/></draw:ellipse><draw:ellipse text:anchor-type="paragraph" draw:z-index="22" draw:style-name="gr3" draw:text-style-name="P3" svg:width="0.985cm" svg:height="0.944cm" svg:x="5.816cm" svg:y="1.603cm"><text:p/></draw:ellipse><draw:ellipse text:anchor-type="paragraph" draw:z-index="24" draw:style-name="gr3" draw:text-style-name="P3" svg:width="0.985cm" svg:height="0.944cm" svg:x="5.816cm" svg:y="3.604cm"><text:p/></draw:ellipse><draw:g text:anchor-type="paragraph" draw:z-index="26" draw:style-name="gr4"><draw:polygon draw:style-name="gr5" draw:text-style-name="P4" svg:width="0.407cm" svg:height="0.244cm" svg:x="3.12cm" svg:y="2.002cm" svg:viewBox="0 0 408 245" draw:points="203,245 0,245 0,0 408,0 408,245"><text:p/></draw:polygon><draw:path draw:style-name="gr6" draw:text-style-name="P4" svg:width="0.21cm" svg:height="0.192cm" svg:x="3.131cm" svg:y="1.998cm" svg:viewBox="0 0 211 193" svg:d="M129 60c3-12 12-50 42-50 3 0 12 0 21 4-11 3-20 14-20 23 0 8 4 16 16 16 9 0 23-8 23-25 0-22-25-28-40-28-24 0-39 23-44 32-11-27-34-32-46-32-44 0-68 55-68 65 0 5 4 5 5 5 4 0 5-1 6-5 14-45 42-55 56-55 9 0 23 3 23 27 0 14-7 42-23 103-6 26-21 43-39 43-4 0-13 0-22-5 11-2 20-11 20-23s-9-15-16-15c-12 0-23 12-23 25 0 19 22 28 39 28 29 0 44-31 45-33 6 16 20 33 46 33 44 0 67-55 67-65 0-5-3-5-4-5-4 0-5 2-6 5-13 45-42 55-57 55-16 0-22-13-22-28 0-9 2-18 7-37z"><text:p/></draw:path><draw:path draw:style-name="gr6" draw:text-style-name="P4" svg:width="0.131cm" svg:height="0.196cm" svg:x="3.378cm" svg:y="2.053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<draw:g text:anchor-type="paragraph" draw:z-index="27" draw:style-name="gr4"><svg:title>TexMaths</svg:title><svg:desc>12§display§x_3§svg§600§FALSE§</svg:desc><draw:polygon draw:style-name="gr5" draw:text-style-name="P4" svg:width="0.407cm" svg:height="0.243cm" svg:x="3.129cm" svg:y="3.998cm" svg:viewBox="0 0 408 244" draw:points="203,244 0,244 0,0 408,0 408,244"><text:p/></draw:polygon><draw:path draw:style-name="gr6" draw:text-style-name="P4" svg:width="0.21cm" svg:height="0.191cm" svg:x="3.141cm" svg:y="3.992cm" svg:viewBox="0 0 211 192" svg:d="M129 60c3-12 12-50 42-50 3 0 12 0 21 4-11 3-20 14-20 23 0 7 4 16 16 16 9 0 23-9 23-25 0-22-25-28-40-28-24 0-39 23-44 32-11-27-34-32-46-32-44 0-68 55-68 65 0 5 4 5 5 5 4 0 5-2 6-5 14-45 42-55 56-55 9 0 23 3 23 27 0 13-7 42-23 102-6 26-21 43-39 43-4 0-13 0-22-5 11-2 20-10 20-22s-9-16-16-16c-12 0-23 12-23 25 0 19 22 28 39 28 29 0 44-30 45-33 6 16 20 33 46 33 44 0 67-54 67-65 0-5-3-5-4-5-4 0-5 3-6 5-13 46-42 55-57 55-16 0-22-13-22-27 0-10 2-18 7-38z"><text:p/></draw:path><draw:path draw:style-name="gr6" draw:text-style-name="P4" svg:width="0.135cm" svg:height="0.202cm" svg:x="3.384cm" svg:y="4.048cm" svg:viewBox="0 0 136 203" svg:d="M65 98c24 0 40 16 40 48 0 36-21 47-39 47-12 0-37-2-50-20 14 0 18-11 18-17 0-10-8-16-17-16s-17 5-17 17c0 28 31 46 67 46 41 0 69-28 69-57 0-24-19-47-51-54 31-11 42-33 42-51 0-23-26-41-60-41-32 0-57 16-57 40 0 10 6 15 15 15s14-6 14-14c0-10-5-16-14-16 10-13 30-17 42-17 13 0 31 8 31 33 0 13-3 26-12 36s-18 12-32 12c-7 1-9 1-10 1s-3 0-3 3c0 5 3 5 8 5z"><text:p/></draw:path></draw:g><draw:g text:anchor-type="paragraph" draw:z-index="28" draw:style-name="gr4"><svg:title>TexMaths</svg:title><svg:desc>12§display§h_1§svg§600§FALSE§</svg:desc><draw:polygon draw:style-name="gr5" draw:text-style-name="P4" svg:width="0.408cm" svg:height="0.356cm" svg:x="6.096cm" svg:y="-0.111cm" svg:viewBox="0 0 409 357" draw:points="204,357 0,357 0,0 409,0 409,357"><text:p/></draw:polygon><draw:path draw:style-name="gr6" draw:text-style-name="P4" svg:width="0.207cm" svg:height="0.298cm" svg:x="6.119cm" svg:y="-0.116cm" svg:viewBox="0 0 208 299" svg:d="M98 5c0 0 0-5-6-5-9 0-41 4-51 5-4 0-8 0-8 8 0 5 4 5 10 5 20 0 22 2 22 7l-2 9-62 243c-1 6-1 8-1 10 0 10 8 12 12 12 7 0 14-5 16-11l8-32 9-39c3-9 5-19 8-28 1-3 3-16 4-18 2-5 15-28 29-40 10-7 22-14 41-14 18 0 22 14 22 28 0 23-16 70-26 95-3 11-6 16-6 24 0 19 16 35 35 35 39 0 56-62 56-66s-5-4-6-4c-3 0-3 2-6 8-6 22-20 52-43 52-7 0-11-4-11-14s5-20 9-30c6-18 25-68 25-92 0-28-17-46-48-46-28 0-47 13-63 32z"><text:p/></draw:path><draw:path draw:style-name="gr6" draw:text-style-name="P4" svg:width="0.108cm" svg:height="0.196cm" svg:x="6.37cm" svg:y="0.046cm" svg:viewBox="0 0 109 197" svg:d="M67 8c0-8 0-8-8-8-20 19-47 19-59 19v11c7 0 26 0 43-8v151c0 10 0 13-30 13h-11v11c5 0 42-1 53-1 10 0 47 1 54 1v-11h-12c-30 0-30-3-30-13z"><text:p/></draw:path></draw:g><draw:g text:anchor-type="paragraph" draw:z-index="29" draw:style-name="gr4"><svg:title>TexMaths</svg:title><svg:desc>12§display§h_2§svg§600§FALSE§</svg:desc><draw:polygon draw:style-name="gr5" draw:text-style-name="P4" svg:width="0.408cm" svg:height="0.356cm" svg:x="6.07cm" svg:y="1.885cm" svg:viewBox="0 0 409 357" draw:points="204,357 0,357 0,0 409,0 409,357"><text:p/></draw:polygon><draw:path draw:style-name="gr6" draw:text-style-name="P4" svg:width="0.207cm" svg:height="0.298cm" svg:x="6.096cm" svg:y="1.884cm" svg:viewBox="0 0 208 299" svg:d="M98 5c0 0 0-5-6-5-9 0-41 4-51 5-4 0-8 0-8 8 0 5 4 5 10 5 20 0 22 2 22 7l-2 9-62 243c-1 6-1 8-1 10 0 10 8 12 12 12 7 0 14-5 16-11l8-32 9-39c3-9 5-19 8-28 1-3 3-16 4-18 2-5 15-28 29-40 10-7 22-14 41-14 18 0 22 14 22 28 0 23-16 70-26 95-3 11-6 16-6 24 0 19 16 35 35 35 39 0 56-62 56-66s-5-4-6-4c-3 0-3 2-6 8-6 22-20 52-43 52-7 0-11-4-11-14s5-20 9-30c6-18 25-68 25-92 0-28-17-46-48-46-28 0-47 13-63 32z"><text:p/></draw:path><draw:path draw:style-name="gr6" draw:text-style-name="P4" svg:width="0.131cm" svg:height="0.196cm" svg:x="6.329cm" svg:y="2.046cm" svg:viewBox="0 0 132 197" svg:d="M132 143h-11c0 7-4 24-7 28-3 1-26 1-30 1h-54c31-28 41-36 58-49 23-18 44-37 44-65 0-36-33-58-70-58s-62 26-62 53c0 15 13 17 16 17 7 0 15-5 15-16 0-5-1-16-17-16 9-21 29-27 43-27 30 0 46 23 46 47 0 26-19 47-29 57l-72 71c-2 3-2 3-2 11h122z"><text:p/></draw:path></draw:g><draw:g text:anchor-type="paragraph" draw:z-index="32" draw:style-name="gr4"><svg:title>TexMaths</svg:title><svg:desc>14§display§b_1§svg§600§FALSE§</svg:desc><draw:polygon draw:style-name="gr5" draw:text-style-name="P4" svg:width="0.406cm" svg:height="0.414cm" svg:x="4.591cm" svg:y="5.75cm" svg:viewBox="0 0 407 415" draw:points="203,415 0,415 0,0 407,0 407,415"><text:p/></draw:polygon><draw:path draw:style-name="gr6" draw:text-style-name="P4" svg:width="0.181cm" svg:height="0.347cm" svg:x="4.615cm" svg:y="5.748cm" svg:viewBox="0 0 182 348" svg:d="M95 6c0 0 0-6-7-6-11 0-47 4-60 6-4 0-10 0-10 9 0 6 6 6 13 6 24 0 25 3 25 8 0 3-6 20-7 31l-41 161c-7 23-8 32-8 49 0 47 27 78 63 78 59 0 119-74 119-146 0-44-25-78-66-78-22 0-43 14-57 30zM49 191c3-9 3-11 7-16 24-33 46-40 60-40 17 0 31 14 31 47 0 29-17 85-25 104-17 32-39 51-59 51-17 0-34-14-34-51 0-8 0-18 9-49z"><text:p/></draw:path><draw:path draw:style-name="gr6" draw:text-style-name="P4" svg:width="0.126cm" svg:height="0.228cm" svg:x="4.839cm" svg:y="5.936cm" svg:viewBox="0 0 127 229" svg:d="M78 10c0-10 0-10-9-10-23 22-55 22-69 22v13c8 0 31 0 50-10v176c0 11 0 15-35 15h-12v13c5 0 49-1 61-1s55 1 63 1v-13h-14c-35 0-35-4-35-15z"><text:p/></draw:path></draw:g><draw:g text:anchor-type="paragraph" draw:z-index="33" draw:style-name="gr4"><svg:title>TexMaths</svg:title><svg:desc>14§display§b_2§svg§600§FALSE§</svg:desc><draw:polygon draw:style-name="gr5" draw:text-style-name="P4" svg:width="0.406cm" svg:height="0.414cm" svg:x="7.846cm" svg:y="5.154cm" svg:viewBox="0 0 407 415" draw:points="203,415 0,415 0,0 407,0 407,415"><text:p/></draw:polygon><draw:path draw:style-name="gr6" draw:text-style-name="P4" svg:width="0.181cm" svg:height="0.347cm" svg:x="7.871cm" svg:y="5.151cm" svg:viewBox="0 0 182 348" svg:d="M95 6c0 0 0-6-7-6-11 0-47 4-60 6-4 0-10 0-10 9 0 6 6 6 13 6 24 0 25 3 25 8 0 3-6 20-7 31l-41 161c-7 23-8 32-8 49 0 47 27 78 63 78 59 0 119-74 119-146 0-44-25-78-66-78-22 0-43 14-57 30zM49 191c3-9 3-11 7-16 24-33 46-40 60-40 17 0 31 14 31 47 0 29-17 85-25 104-17 32-39 51-59 51-17 0-34-14-34-51 0-8 0-18 9-49z"><text:p/></draw:path><draw:path draw:style-name="gr6" draw:text-style-name="P4" svg:width="0.153cm" svg:height="0.228cm" svg:x="8.078cm" svg:y="5.338cm" svg:viewBox="0 0 154 229" svg:d="M154 166h-13c0 9-4 28-8 32-3 2-29 2-35 2h-63c36-32 48-42 69-58 26-21 50-41 50-75 0-42-38-67-81-67-44 0-73 31-73 61 0 19 15 20 18 20 9 0 18-6 18-18 0-6-1-18-19-18 10-25 33-32 50-32 35 0 53 26 53 54 0 31-22 54-33 67l-84 82c-3 3-3 3-3 13h143z"><text:p/></draw:path></draw:g><draw:frame text:anchor-type="paragraph" draw:z-index="34" draw:style-name="gr7" svg:width="2.08cm" svg:height="0.489cm" svg:x="2.641cm" svg:y="6.902cm"><draw:text-box><text:p>Entrada</text:p></draw:text-box></draw:frame><draw:frame text:anchor-type="paragraph" draw:z-index="35" draw:style-name="gr7" draw:text-style-name="P5" svg:width="2.08cm" svg:height="0.489cm" svg:x="5.773cm" svg:y="6.902cm"><draw:text-box><text:p><text:span text:style-name="T1">Oculta 1</text:span></text:p></draw:text-box></draw:frame><draw:frame text:anchor-type="paragraph" draw:z-index="36" draw:style-name="gr7" draw:text-style-name="P5" svg:width="2.08cm" svg:height="0.489cm" svg:x="11.737cm" svg:y="6.902cm"><draw:text-box><text:p><text:span text:style-name="T1">Salida</text:span></text:p></draw:text-box></draw:frame><draw:g text:anchor-type="paragraph" draw:z-index="37" draw:style-name="gr4"><svg:title>TexMaths</svg:title><svg:desc>12§display§b§svg§600§FALSE§</svg:desc><draw:polygon draw:style-name="gr5" draw:text-style-name="P4" svg:width="0.18cm" svg:height="0.293cm" svg:x="3.226cm" svg:y="5.929cm" svg:viewBox="0 0 181 294" draw:points="91,294 0,294 0,0 181,0 181,294"><text:p/></draw:polygon><draw:path draw:style-name="gr6" draw:text-style-name="P4" svg:width="0.155cm" svg:height="0.299cm" svg:x="3.247cm" svg:y="5.927cm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draw:ellipse text:anchor-type="paragraph" draw:z-index="38" draw:style-name="gr3" draw:text-style-name="P3" svg:width="0.985cm" svg:height="0.944cm" svg:x="5.816cm" svg:y="3.604cm"><text:p/></draw:ellipse><draw:line text:anchor-type="paragraph" draw:z-index="0" draw:style-name="gr1" draw:text-style-name="P3" svg:x1="3.799cm" svg:y1="0.041cm" svg:x2="5.815cm" svg:y2="0.041cm"><text:p/></draw:line><draw:line text:anchor-type="paragraph" draw:z-index="4" draw:style-name="gr1" draw:text-style-name="P3" svg:x1="3.799cm" svg:y1="0.041cm" svg:x2="5.815cm" svg:y2="2.062cm"><text:p/></draw:line><draw:line text:anchor-type="paragraph" draw:z-index="8" draw:style-name="gr1" draw:text-style-name="P3" svg:x1="3.799cm" svg:y1="0.041cm" svg:x2="5.815cm" svg:y2="4.08cm"><text:p/></draw:line><draw:line text:anchor-type="paragraph" draw:z-index="1" draw:style-name="gr1" draw:text-style-name="P3" svg:x1="3.799cm" svg:y1="2.062cm" svg:x2="5.815cm" svg:y2="0.041cm"><text:p/></draw:line><draw:line text:anchor-type="paragraph" draw:z-index="5" draw:style-name="gr1" draw:text-style-name="P3" svg:x1="3.799cm" svg:y1="2.062cm" svg:x2="5.815cm" svg:y2="2.062cm"><text:p/></draw:line><draw:line text:anchor-type="paragraph" draw:z-index="7" draw:style-name="gr1" draw:text-style-name="P3" svg:x1="3.799cm" svg:y1="2.062cm" svg:x2="5.815cm" svg:y2="4.08cm"><text:p/></draw:line><draw:line text:anchor-type="paragraph" draw:z-index="10" draw:style-name="gr1" draw:text-style-name="P3" svg:x1="3.799cm" svg:y1="6.08cm" svg:x2="5.815cm" svg:y2="2.062cm"><text:p/></draw:line><draw:line text:anchor-type="paragraph" draw:z-index="9" draw:style-name="gr1" draw:text-style-name="P3" svg:x1="3.799cm" svg:y1="4.08cm" svg:x2="5.815cm" svg:y2="0.041cm"><text:p/></draw:line><draw:line text:anchor-type="paragraph" draw:z-index="2" draw:style-name="gr1" draw:text-style-name="P3" svg:x1="3.799cm" svg:y1="4.08cm" svg:x2="5.815cm" svg:y2="2.062cm"><text:p/></draw:line><draw:line text:anchor-type="paragraph" draw:z-index="6" draw:style-name="gr1" draw:text-style-name="P3" svg:x1="3.799cm" svg:y1="4.08cm" svg:x2="5.815cm" svg:y2="4.08cm"><text:p/></draw:line><draw:line text:anchor-type="paragraph" draw:z-index="11" draw:style-name="gr1" draw:text-style-name="P3" svg:x1="3.799cm" svg:y1="6.08cm" svg:x2="5.815cm" svg:y2="4.08cm"><text:p/></draw:line><draw:line text:anchor-type="paragraph" draw:z-index="3" draw:style-name="gr1" draw:text-style-name="P3" svg:x1="3.799cm" svg:y1="6.081cm" svg:x2="5.815cm" svg:y2="0.041cm"><text:p/></draw:line><draw:ellipse text:anchor-type="paragraph" draw:z-index="39" draw:style-name="gr3" draw:text-style-name="P3" svg:width="0.985cm" svg:height="0.944cm" svg:x="5.816cm" svg:y="5.604cm"><text:p/></draw:ellipse><draw:ellipse text:anchor-type="paragraph" draw:z-index="40" draw:style-name="gr3" draw:text-style-name="P3" svg:width="0.985cm" svg:height="0.944cm" svg:x="5.816cm" svg:y="5.604cm"><text:p/></draw:ellipse><draw:g text:anchor-type="paragraph" draw:z-index="41" draw:style-name="gr4"><svg:title>TexMaths</svg:title><svg:desc>12§display§b§svg§600§FALSE§</svg:desc><draw:polygon draw:style-name="gr5" draw:text-style-name="P4" svg:width="0.18cm" svg:height="0.293cm" svg:x="6.212cm" svg:y="5.922cm" svg:viewBox="0 0 181 294" draw:points="91,294 0,294 0,0 181,0 181,294"><text:p/></draw:polygon><draw:path draw:style-name="gr6" draw:text-style-name="P4" svg:width="0.155cm" svg:height="0.299cm" svg:x="6.23cm" svg:y="5.92cm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draw:g text:anchor-type="paragraph" draw:z-index="42" draw:style-name="gr4"><svg:title>TexMaths</svg:title><svg:desc>12§display§h_3§svg§600§FALSE§</svg:desc><draw:polygon draw:style-name="gr5" draw:text-style-name="P4" svg:width="0.408cm" svg:height="0.355cm" svg:x="6.096cm" svg:y="3.88cm" svg:viewBox="0 0 409 356" draw:points="204,356 0,356 0,0 409,0 409,356"><text:p/></draw:polygon><draw:path draw:style-name="gr6" draw:text-style-name="P4" svg:width="0.207cm" svg:height="0.297cm" svg:x="6.119cm" svg:y="3.879cm" svg:viewBox="0 0 208 298" svg:d="M98 5c0 0 0-5-6-5-9 0-41 4-51 5-4 0-8 0-8 8 0 5 4 5 10 5 20 0 22 2 22 7l-2 9-62 243c-1 6-1 7-1 9 0 10 8 12 12 12 7 0 14-5 16-11l8-32 9-38c3-10 5-19 8-29 1-2 3-16 4-18 2-5 15-27 29-39 10-8 22-15 41-15 18 0 22 15 22 29 0 23-16 69-26 95-3 10-6 15-6 23 0 20 16 35 35 35 39 0 56-62 56-66 0-3-5-3-6-3-3 0-3 1-6 7-6 23-20 53-43 53-7 0-11-5-11-15 0-9 5-20 9-30 6-18 25-68 25-92 0-27-17-45-48-45-28 0-47 13-63 32z"><text:p/></draw:path><draw:path draw:style-name="gr6" draw:text-style-name="P4" svg:width="0.135cm" svg:height="0.201cm" svg:x="6.353cm" svg:y="4.041cm" svg:viewBox="0 0 136 202" svg:d="M65 98c23 0 40 16 40 48 0 36-21 47-39 47-12 0-37-3-50-21 14 0 17-10 17-16 0-10-7-16-16-16s-17 5-17 17c0 27 31 45 67 45 41 0 69-27 69-56 0-24-19-47-51-54 31-11 42-33 42-51 0-23-27-41-60-41-32 0-57 16-57 40 0 10 6 15 15 15 8 0 14-6 14-14 0-10-6-16-14-16 10-13 30-17 42-17 13 0 31 8 31 33 0 13-4 26-12 36-9 10-18 12-32 12-7 1-9 1-10 1s-2 0-2 3c0 5 2 5 7 5z"><text:p/></draw:path></draw:g><draw:ellipse text:anchor-type="paragraph" draw:z-index="23" draw:style-name="gr3" draw:text-style-name="P3" svg:width="0.985cm" svg:height="0.944cm" svg:x="5.816cm" svg:y="1.603cm"><text:p/></draw:ellipse><draw:ellipse text:anchor-type="paragraph" draw:z-index="21" draw:style-name="gr3" draw:text-style-name="P3" svg:width="0.985cm" svg:height="0.944cm" svg:x="5.816cm" svg:y="-0.397cm"><text:p/></draw:ellipse><draw:line text:anchor-type="paragraph" draw:z-index="43" draw:style-name="gr1" draw:text-style-name="P3" svg:x1="6.8cm" svg:y1="0.067cm" svg:x2="8.816cm" svg:y2="1.062cm"><text:p/></draw:line><draw:line text:anchor-type="paragraph" draw:z-index="47" draw:style-name="gr1" draw:text-style-name="P3" svg:x1="6.8cm" svg:y1="0.067cm" svg:x2="8.816cm" svg:y2="3.085cm"><text:p/></draw:line><draw:line text:anchor-type="paragraph" draw:z-index="44" draw:style-name="gr1" draw:text-style-name="P3" svg:x1="6.8cm" svg:y1="2.089cm" svg:x2="8.816cm" svg:y2="1.062cm"><text:p/></draw:line><draw:line text:anchor-type="paragraph" draw:z-index="48" draw:style-name="gr1" draw:text-style-name="P3" svg:x1="6.8cm" svg:y1="2.088cm" svg:x2="8.816cm" svg:y2="3.085cm"><text:p/></draw:line><draw:line text:anchor-type="paragraph" draw:z-index="49" draw:style-name="gr8" draw:text-style-name="P3" svg:x1="6.8cm" svg:y1="4.106cm" svg:x2="8.816cm" svg:y2="1.062cm"><text:p/></draw:line><draw:line text:anchor-type="paragraph" draw:z-index="50" draw:style-name="gr1" draw:text-style-name="P3" svg:x1="6.8cm" svg:y1="6.107cm" svg:x2="8.816cm" svg:y2="3.085cm"><text:p/></draw:line><draw:line text:anchor-type="paragraph" draw:z-index="45" draw:style-name="gr1" draw:text-style-name="P3" svg:x1="6.8cm" svg:y1="4.106cm" svg:x2="8.816cm" svg:y2="3.085cm"><text:p/></draw:line><draw:line text:anchor-type="paragraph" draw:z-index="46" draw:style-name="gr1" draw:text-style-name="P3" svg:x1="6.8cm" svg:y1="6.107cm" svg:x2="8.816cm" svg:y2="1.062cm"><text:p/></draw:line><draw:ellipse text:anchor-type="paragraph" draw:z-index="60" draw:style-name="gr3" draw:text-style-name="P3" svg:width="0.985cm" svg:height="0.944cm" svg:x="11.816cm" svg:y="3.604cm"><text:p/></draw:ellipse><draw:ellipse text:anchor-type="paragraph" draw:z-index="61" draw:style-name="gr3" draw:text-style-name="P3" svg:width="0.985cm" svg:height="0.944cm" svg:x="11.816cm" svg:y="3.604cm"><text:p/></draw:ellipse><draw:frame text:anchor-type="paragraph" draw:z-index="62" draw:style-name="gr7" draw:text-style-name="P5" svg:width="2.08cm" svg:height="0.489cm" svg:x="8.774cm" svg:y="6.902cm"><draw:text-box><text:p><text:span text:style-name="T1">Oculta 2</text:span></text:p></draw:text-box></draw:frame><draw:g text:anchor-type="paragraph" draw:z-index="63" draw:style-name="gr9"><svg:title>TexMaths</svg:title><svg:desc>12§display§o_1§svg§600§FALSE§</svg:desc><draw:polygon draw:style-name="gr10" draw:text-style-name="P4" svg:width="0.372cm" svg:height="0.246cm" svg:x="12.123cm" svg:y="2.003cm" svg:viewBox="0 0 373 247" draw:points="186,247 0,247 0,0 373,0 373,247"><text:p/></draw:polygon><draw:path draw:style-name="gr11" draw:text-style-name="P4" svg:width="0.18cm" svg:height="0.194cm" svg:x="12.139cm" svg:y="1.997cm" svg:viewBox="0 0 181 195" svg:d="M181 73c0-45-29-73-67-73-58 0-114 60-114 121 0 42 29 74 68 74 57 0 113-60 113-122zM68 184c-18 0-37-13-37-46 0-20 11-67 25-90 21-32 46-38 57-38 25 0 38 20 38 45 0 18-8 63-25 90-15 24-38 39-58 39z"><text:p/></draw:path><draw:path draw:style-name="gr12" draw:text-style-name="P4" svg:width="0.108cm" svg:height="0.198cm" svg:x="12.359cm" svg:y="2.052cm" svg:viewBox="0 0 109 199" svg:d="M67 8c0-8 0-8-8-8-19 19-47 19-59 19v11c7 0 26 0 43-8v152c0 10 0 14-30 14h-11v11c5 0 42-1 53-1 10 0 47 1 54 1v-11h-12c-30 0-30-4-30-14z"><text:p/></draw:path></draw:g><draw:g text:anchor-type="paragraph" draw:z-index="64" draw:style-name="gr9"><svg:title>TexMaths</svg:title><svg:desc>12§display§o_2§svg§600§FALSE§</svg:desc><draw:polygon draw:style-name="gr13" draw:text-style-name="P4" svg:width="0.372cm" svg:height="0.245cm" svg:x="12.125cm" svg:y="3.947cm" svg:viewBox="0 0 373 246" draw:points="186,246 0,246 0,0 373,0 373,246"><text:p/></draw:polygon><draw:path draw:style-name="gr14" draw:text-style-name="P4" svg:width="0.18cm" svg:height="0.193cm" svg:x="12.141cm" svg:y="3.942cm" svg:viewBox="0 0 181 194" svg:d="M181 72c0-44-29-72-67-72-58 0-114 60-114 120 0 43 29 74 68 74 57 0 113-59 113-122zM68 184c-18 0-37-13-37-46 0-21 11-68 25-90 21-32 46-38 57-38 25 0 38 20 38 45 0 17-8 62-25 90-15 24-38 39-58 39z"><text:p/></draw:path><draw:path draw:style-name="gr15" draw:text-style-name="P4" svg:width="0.131cm" svg:height="0.197cm" svg:x="12.347cm" svg:y="3.998cm" svg:viewBox="0 0 132 198" svg:d="M132 144h-11c0 7-4 24-7 28-3 1-25 1-30 1h-54c31-28 41-36 59-50 22-18 43-36 43-65 0-36-32-58-70-58-37 0-62 26-62 53 0 16 13 17 16 17 7 0 15-5 15-16 0-5-1-15-17-15 9-22 29-28 44-28 30 0 45 23 45 47 0 26-19 47-29 58l-72 72c-2 2-2 2-2 10h122z"><text:p/></draw:path></draw:g><draw:line text:anchor-type="paragraph" draw:z-index="65" draw:style-name="gr1" draw:text-style-name="P3" svg:x1="9.8cm" svg:y1="1.067cm" svg:x2="11.816cm" svg:y2="2.062cm"><text:p/></draw:line><draw:line text:anchor-type="paragraph" draw:z-index="66" draw:style-name="gr1" draw:text-style-name="P3" svg:x1="9.8cm" svg:y1="1.067cm" svg:x2="11.816cm" svg:y2="4.085cm"><text:p/></draw:line><draw:line text:anchor-type="paragraph" draw:z-index="67" draw:style-name="gr1" draw:text-style-name="P3" svg:x1="9.8cm" svg:y1="3.089cm" svg:x2="11.816cm" svg:y2="2.062cm"><text:p/></draw:line><draw:line text:anchor-type="paragraph" draw:z-index="68" draw:style-name="gr1" draw:text-style-name="P3" svg:x1="9.8cm" svg:y1="3.089cm" svg:x2="11.816cm" svg:y2="4.086cm"><text:p/></draw:line><draw:line text:anchor-type="paragraph" draw:z-index="69" draw:style-name="gr8" draw:text-style-name="P3" svg:x1="9.8cm" svg:y1="5.106cm" svg:x2="11.816cm" svg:y2="2.062cm"><text:p/></draw:line><draw:line text:anchor-type="paragraph" draw:z-index="70" draw:style-name="gr1" draw:text-style-name="P3" svg:x1="9.8cm" svg:y1="5.106cm" svg:x2="11.816cm" svg:y2="4.085cm"><text:p/></draw:line><draw:g text:anchor-type="paragraph" draw:z-index="72" draw:style-name="gr9"><svg:title>TexMaths</svg:title><svg:desc>14§display§b_3§svg§600§FALSE§</svg:desc><draw:polygon draw:style-name="gr19" draw:text-style-name="P4" svg:width="0.406cm" svg:height="0.413cm" svg:x="10.829cm" svg:y="4.854cm" svg:viewBox="0 0 407 414" draw:points="203,414 0,414 0,0 407,0 407,414"><text:p/></draw:polygon><draw:path draw:style-name="gr20" draw:text-style-name="P4" svg:width="0.181cm" svg:height="0.346cm" svg:x="10.853cm" svg:y="4.852cm" svg:viewBox="0 0 182 347" svg:d="M95 6c0 0 0-6-7-6-11 0-47 4-60 6-4 0-10 0-10 9 0 6 6 6 13 6 24 0 25 3 25 8 0 3-6 20-7 31l-41 160c-7 24-8 33-8 49 0 48 27 78 63 78 59 0 119-74 119-145 0-44-25-78-66-78-22 0-43 14-57 29zM49 191c3-10 3-11 7-17 24-32 46-39 60-39 17 0 31 14 31 46 0 30-17 86-25 105-17 32-39 50-59 50-17 0-34-14-34-50 0-8 0-18 9-49z"><text:p/></draw:path><draw:path draw:style-name="gr21" draw:text-style-name="P4" svg:width="0.159cm" svg:height="0.235cm" svg:x="11.058cm" svg:y="5.039cm" svg:viewBox="0 0 160 236" svg:d="M76 114c28 0 47 19 47 56 0 42-25 55-46 55-14 0-43-3-59-24 17 0 21-13 21-20 0-11-8-18-19-18-10 0-20 6-20 20 0 32 36 53 78 53 48 0 82-32 82-66 0-28-23-54-61-63 37-12 49-39 49-60 0-26-30-47-70-47-37 0-67 18-67 46 0 13 7 18 18 18 10 0 17-7 17-17 0-11-7-18-17-18 12-15 35-19 49-19 16 0 37 8 37 37 0 16-4 31-14 42-11 13-21 14-38 14-8 2-10 2-11 2-2 0-4 0-4 4 0 5 4 5 9 5z"><text:p/></draw:path></draw:g><draw:g text:anchor-type="paragraph" draw:z-index="71" draw:style-name="gr9"><svg:title>TexMaths</svg:title><svg:desc>14§display§W_3§svg§600§FALSE§</svg:desc><draw:polygon draw:style-name="gr16" draw:text-style-name="P4" svg:width="0.659cm" svg:height="0.409cm" svg:x="10.747cm" svg:y="0.528cm" svg:viewBox="0 0 660 410" draw:points="331,410 0,410 0,0 660,0 660,410"><text:p/></draw:polygon><draw:path draw:style-name="gr17" draw:text-style-name="P4" svg:width="0.489cm" svg:height="0.348cm" svg:x="10.773cm" svg:y="0.526cm" svg:viewBox="0 0 490 349" svg:d="M426 57c12-22 24-39 54-42 5 0 10 0 10-9 0-3-1-6-5-6-13 0-27 1-38 1-17 0-35-1-52-1-3 0-10 0-10 10 0 5 4 5 9 5 11 0 28 5 28 20 0 6-2 8-6 15l-133 234-18-245c-2-11-2-24 33-24 9 0 14 0 14-9 0-6-5-6-8-6-20 0-39 1-60 1-11 0-39-1-52-1-3 0-9 0-9 10 0 5 5 5 12 5 22 0 25 3 26 13l3 38-125 218-19-250c0-7 0-19 38-19 5 0 11 0 11-9 0-6-7-6-7-6-20 0-41 1-62 1-17 0-35-1-52-1-1 0-8 0-8 10 0 5 4 5 13 5 23 0 25 5 25 19l22 302c2 8 2 13 9 13 5 0 7-3 11-12l146-252 18 251c1 10 3 13 8 13 6 0 9-6 11-10z"><text:p/></draw:path><draw:path draw:style-name="gr18" draw:text-style-name="P4" svg:width="0.159cm" svg:height="0.236cm" svg:x="11.229cm" svg:y="0.709cm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4-38 14-8 1-10 1-11 1-2 0-3 0-3 4 0 6 3 6 8 6z"><text:p/></draw:path></draw:g><draw:line text:anchor-type="paragraph" draw:z-index="73" draw:style-name="gr1" draw:text-style-name="P3" svg:x1="12.801cm" svg:y1="2.041cm" svg:x2="14.145cm" svg:y2="2.041cm"><text:p/></draw:line><draw:line text:anchor-type="paragraph" draw:z-index="74" draw:style-name="gr1" draw:text-style-name="P3" svg:x1="12.801cm" svg:y1="4.041cm" svg:x2="14.145cm" svg:y2="4.041cm"><text:p/></draw:line><draw:g text:anchor-type="paragraph" draw:z-index="75" draw:style-name="gr9"><svg:title>TexMaths</svg:title><svg:desc>12§display§h_{W,b}(x)§svg§600§FALSE§</svg:desc><draw:polygon draw:style-name="gr22" draw:text-style-name="P4" svg:width="1.388cm" svg:height="0.435cm" svg:x="13.192cm" svg:y="2.912cm" svg:viewBox="0 0 1389 436" draw:points="693,436 0,436 0,0 1389,0 1389,436"><text:p/></draw:polygon><draw:path draw:style-name="gr23" draw:text-style-name="P4" svg:width="0.208cm" svg:height="0.297cm" svg:x="13.215cm" svg:y="2.934cm" svg:viewBox="0 0 209 298" svg:d="M98 5c0 0 0-5-6-5-9 0-40 4-51 5-4 0-7 0-7 8 0 5 3 5 9 5 21 0 22 2 22 7l-1 9-63 243c-1 6-1 7-1 9 0 10 8 12 12 12 7 0 14-4 16-10l8-33 10-38c2-10 4-19 7-29 1-2 3-15 5-18 1-5 14-27 28-39 10-8 22-15 41-15 18 0 23 15 23 29 0 23-17 69-26 95-4 10-6 15-6 24 0 19 15 34 34 34 40 0 57-62 57-66 0-3-5-3-6-3-4 0-4 1-6 7-6 23-21 53-43 53-8 0-11-5-11-15 0-9 5-20 8-30 6-18 25-68 25-92 0-27-16-45-48-45-27 0-46 13-63 32z"><text:p/></draw:path><draw:path draw:style-name="gr24" draw:text-style-name="P4" svg:width="0.323cm" svg:height="0.207cm" svg:x="13.457cm" svg:y="3.088cm" svg:viewBox="0 0 324 208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8 6 8s7-2 9-6l92-152 17 151c1 6 2 7 6 7 6 0 7-2 9-6z"><text:p/></draw:path><draw:path draw:style-name="gr25" draw:text-style-name="P4" svg:width="0.037cm" svg:height="0.091cm" svg:x="13.775cm" svg:y="3.257cm" svg:viewBox="0 0 38 92" svg:d="M30 30c0 16-2 35-24 54-1 1-1 2-1 3 0 3 2 5 3 5 5 0 30-24 30-60 0-18-7-32-21-32-10 0-17 7-17 17 0 9 7 18 18 18 7 0 12-5 12-5z"><text:p/></draw:path><draw:path draw:style-name="gr26" draw:text-style-name="P4" svg:width="0.12cm" svg:height="0.207cm" svg:x="13.862cm" svg:y="3.085cm" svg:viewBox="0 0 121 208" svg:d="M59 8c0 0 1-3 1-4 0-2-1-4-5-4-6 0-30 2-38 2-3 2-6 2-6 8 0 4 3 4 7 4 14 0 14 2 14 4s-2 14-4 22l-6 26c-4 11-20 75-21 79-1 7-1 11-1 14 0 30 19 49 44 49 38 0 77-39 77-83 0-35-24-50-45-50-16 0-28 9-38 16zM44 200c-14 0-22-12-22-30 0-11 2-21 10-54 2-6 2-7 8-13 10-13 25-19 36-19 10 0 21 8 21 29 0 12-7 42-15 58-8 15-23 29-38 29z"><text:p/></draw:path><draw:path draw:style-name="gr27" draw:text-style-name="P4" svg:width="0.099cm" svg:height="0.421cm" svg:x="14.055cm" svg:y="2.91cm" svg:viewBox="0 0 100 422" svg:d="M100 418c0-1 0-2-9-9-53-53-66-133-66-198 0-73 16-146 69-199 6-6 6-6 6-7 0-4-3-5-5-5-5 0-43 29-69 83-21 46-26 93-26 128 0 33 5 84 28 132 26 52 62 79 67 79 2 0 5-1 5-4z"><text:p/></draw:path><draw:path draw:style-name="gr28" draw:text-style-name="P4" svg:width="0.21cm" svg:height="0.191cm" svg:x="14.189cm" svg:y="3.04cm" svg:viewBox="0 0 211 192" svg:d="M130 60c2-12 12-50 42-50 2 0 12 0 20 4-11 3-19 14-19 23 0 7 3 16 15 16 10 0 23-9 23-25 0-22-25-28-39-28-24 0-40 23-45 32-11-27-33-32-45-32-45 0-69 55-69 65 0 4 4 4 5 4 4 0 5-1 6-4 14-45 42-55 56-55 9 0 23 3 23 27 0 13-7 42-23 102-7 26-21 43-39 43-4 0-13 0-22-5 11-2 19-10 19-22s-8-16-15-16c-12 0-23 12-23 25 0 19 22 28 40 28 28 0 43-30 44-33 6 16 20 33 46 33 44 0 68-54 68-65 0-5-4-5-5-5-3 0-5 3-6 5-13 46-42 55-56 55-17 0-23-13-23-27 0-10 2-18 7-38z"><text:p/></draw:path><draw:path draw:style-name="gr29" draw:text-style-name="P4" svg:width="0.099cm" svg:height="0.421cm" svg:x="14.44cm" svg:y="2.91cm" svg:viewBox="0 0 100 422" svg:d="M100 211c0-32-5-84-29-132-25-51-63-79-66-79-4 0-5 1-5 5 0 1 0 1 8 9 42 42 66 109 66 197 0 73-15 147-68 200-6 5-6 6-6 7 0 3 1 4 5 4 3 0 42-29 67-82 22-46 28-93 28-129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Fin_20_de_20_línea_20_4" draw:display-name="Fin de línea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8:08:30.541088301</meta:creation-date>
    <dc:date>2016-11-12T11:13:20.597930408</dc:date>
    <meta:editing-duration>PT5H40M16S</meta:editing-duration>
    <meta:editing-cycles>18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